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00000017B000000A924904FBF46AE7BF4.png" manifest:media-type="image/png"/>
  <manifest:file-entry manifest:full-path="Pictures/20000018000027110000115DED3F2A8CBDD89584.svm" manifest:media-type="image/x-svm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99ff33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svg:stroke-color="#000000" draw:fill-color="#99ff33" draw:textarea-horizontal-align="justify" draw:textarea-vertical-align="middle" draw:auto-grow-height="false" fo:min-height="0.75cm" fo:min-width="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0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7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5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6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ff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4cm" svg:height="6.397cm" svg:x="3.75cm" svg:y="2.5cm">
          <draw:image xlink:href="Pictures/20000018000027110000115DED3F2A8CBDD89584.svm" xlink:type="simple" xlink:show="embed" xlink:actuate="onLoad" loext:mime-type="image/x-svm">
            <text:p/>
          </draw:image>
          <draw:image xlink:href="Pictures/100002000000017B000000A924904FBF46AE7BF4.png" xlink:type="simple" xlink:show="embed" xlink:actuate="onLoad" loext:mime-type="image/png"/>
        </draw:frame>
        <draw:custom-shape draw:style-name="gr2" draw:text-style-name="P2" draw:layer="buttons" svg:width="1cm" svg:height="1cm" svg:x="9.6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uttons" svg:width="1cm" svg:height="1cm" svg:x="9.6cm" svg:y="5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uttons" svg:width="1cm" svg:height="1cm" svg:x="9.6cm" svg:y="7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uttons" svg:width="1cm" svg:height="1cm" svg:x="11.6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uttons" svg:width="1cm" svg:height="1cm" svg:x="11.6cm" svg:y="5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buttons" svg:width="5.5cm" svg:height="1cm" svg:x="11.6cm" svg:y="7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uttons" svg:width="1cm" svg:height="1cm" svg:x="13.1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uttons" svg:width="1cm" svg:height="1cm" svg:x="14.6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uttons" svg:width="1cm" svg:height="1cm" svg:x="16.1cm" svg:y="3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uttons" svg:width="1cm" svg:height="1cm" svg:x="13.1cm" svg:y="5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uttons" svg:width="1cm" svg:height="1cm" svg:x="14.6cm" svg:y="5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buttons" svg:width="1cm" svg:height="1cm" svg:x="16.1cm" svg:y="5.1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bels" svg:width="1.196cm" svg:height="0.569cm" svg:x="11.5cm" svg:y="3.331cm">
          <draw:text-box>
            <text:p><text:span text:style-name="T1">Temp</text:span></text:p>
          </draw:text-box>
        </draw:frame>
        <draw:frame draw:style-name="gr5" draw:text-style-name="P3" draw:layer="Labels" svg:width="1.23cm" svg:height="1.205cm" svg:x="13cm" svg:y="3.032cm">
          <draw:text-box>
            <text:p><text:span text:style-name="T1">Temp</text:span></text:p>
            <text:p><text:span text:style-name="T1">Baro</text:span></text:p>
            <text:p><text:span text:style-name="T1">Hum</text:span></text:p>
          </draw:text-box>
        </draw:frame>
        <draw:frame draw:style-name="gr6" draw:text-style-name="P3" draw:layer="Labels" svg:width="1.023cm" svg:height="0.569cm" svg:x="14.6cm" svg:y="3.333cm">
          <draw:text-box>
            <text:p><text:span text:style-name="T1">Gas</text:span></text:p>
          </draw:text-box>
        </draw:frame>
        <draw:frame draw:style-name="gr7" draw:text-style-name="P5" draw:layer="Labels" svg:width="1.289cm" svg:height="0.887cm" svg:x="15.952cm" svg:y="3.2cm">
          <draw:text-box>
            <text:p text:style-name="P4"><text:span text:style-name="T1">PM</text:span></text:p>
            <text:p text:style-name="P4"><text:span text:style-name="T1">ug/m3</text:span></text:p>
          </draw:text-box>
        </draw:frame>
        <draw:frame draw:style-name="gr8" draw:text-style-name="P3" draw:layer="Labels" svg:width="1.12cm" svg:height="0.569cm" svg:x="11.551cm" svg:y="5.349cm">
          <draw:text-box>
            <text:p><text:span text:style-name="T1">Time</text:span></text:p>
          </draw:text-box>
        </draw:frame>
        <draw:frame draw:style-name="gr9" draw:text-style-name="P3" draw:layer="Labels" svg:width="0.959cm" svg:height="0.569cm" svg:x="13.151cm" svg:y="5.35cm">
          <draw:text-box>
            <text:p><text:span text:style-name="T1">Lux</text:span></text:p>
          </draw:text-box>
        </draw:frame>
        <draw:frame draw:style-name="gr10" draw:text-style-name="P3" draw:layer="Labels" svg:width="1.319cm" svg:height="0.569cm" svg:x="14.452cm" svg:y="5.351cm">
          <draw:text-box>
            <text:p><text:span text:style-name="T1">Sound</text:span></text:p>
          </draw:text-box>
        </draw:frame>
        <draw:frame draw:style-name="gr11" draw:text-style-name="P3" draw:layer="Labels" svg:width="1.209cm" svg:height="0.569cm" svg:x="9.5cm" svg:y="3.332cm">
          <draw:text-box>
            <text:p><text:span text:style-name="T1">Menu</text:span></text:p>
          </draw:text-box>
        </draw:frame>
        <draw:frame draw:style-name="gr12" draw:text-style-name="P3" draw:layer="Labels" svg:width="1.213cm" svg:height="1.205cm" svg:x="9.501cm" svg:y="5.033cm">
          <draw:text-box>
            <text:p><text:span text:style-name="T1">Cycle</text:span></text:p>
            <text:p><text:span text:style-name="T1"/></text:p>
            <text:p><text:span text:style-name="T1">Next</text:span></text:p>
          </draw:text-box>
        </draw:frame>
        <draw:frame draw:style-name="gr13" draw:text-style-name="P3" draw:layer="Labels" svg:width="1.086cm" svg:height="1.205cm" svg:x="9.502cm" svg:y="7.034cm">
          <draw:text-box>
            <text:p><text:span text:style-name="T1">Rec</text:span></text:p>
            <text:p><text:span text:style-name="T1"/></text:p>
            <text:p><text:span text:style-name="T1">Prev</text:span></text:p>
          </draw:text-box>
        </draw:frame>
        <draw:frame draw:style-name="gr13" draw:text-style-name="P3" draw:layer="Labels" svg:width="1.086cm" svg:height="1.205cm" svg:x="13.803cm" svg:y="7.037cm">
          <draw:text-box>
            <text:p><text:span text:style-name="T1"/></text:p>
            <text:p><text:span text:style-name="T1">Shift</text:span></text:p>
          </draw:text-box>
        </draw:frame>
        <draw:frame draw:style-name="gr14" draw:text-style-name="P5" draw:layer="Labels" svg:width="1.133cm" svg:height="0.887cm" svg:x="16.055cm" svg:y="5.205cm">
          <draw:text-box>
            <text:p text:style-name="P4"><text:span text:style-name="T1">PM</text:span></text:p>
            <text:p text:style-name="P4"><text:span text:style-name="T1">um/L</text:span></text:p>
          </draw:text-box>
        </draw:frame>
        <draw:frame draw:style-name="gr1" draw:text-style-name="P1" draw:layer="layout" svg:width="14.4cm" svg:height="6.397cm" svg:x="3.75cm" svg:y="10.501cm">
          <draw:image xlink:href="Pictures/20000018000027110000115DED3F2A8CBDD89584.svm" xlink:type="simple" xlink:show="embed" xlink:actuate="onLoad" loext:mime-type="image/x-svm">
            <text:p/>
          </draw:image>
          <draw:image xlink:href="Pictures/100002000000017B000000A924904FBF46AE7BF4.png" xlink:type="simple" xlink:show="embed" xlink:actuate="onLoad" loext:mime-type="image/png"/>
        </draw:frame>
        <draw:custom-shape draw:style-name="gr2" draw:text-style-name="P2" draw:layer="layout" svg:width="1cm" svg:height="1cm" svg:x="9.6cm" svg:y="11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6cm" svg:y="13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6cm" svg:y="15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.6cm" svg:y="11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.6cm" svg:y="13.1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1cm" svg:x="11.6cm" svg:y="15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1cm" svg:y="11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6cm" svg:y="11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.1cm" svg:y="11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1cm" svg:y="13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6cm" svg:y="13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.1cm" svg:y="13.15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196cm" svg:height="0.569cm" svg:x="11.5cm" svg:y="11.332cm">
          <draw:text-box>
            <text:p><text:span text:style-name="T1">Temp</text:span></text:p>
          </draw:text-box>
        </draw:frame>
        <draw:frame draw:style-name="gr5" draw:text-style-name="P3" draw:layer="layout" svg:width="1.23cm" svg:height="1.205cm" svg:x="13cm" svg:y="11.033cm">
          <draw:text-box>
            <text:p><text:span text:style-name="T1">Temp</text:span></text:p>
            <text:p><text:span text:style-name="T1">Baro</text:span></text:p>
            <text:p><text:span text:style-name="T1">Hum</text:span></text:p>
          </draw:text-box>
        </draw:frame>
        <draw:frame draw:style-name="gr6" draw:text-style-name="P3" draw:layer="layout" svg:width="1.023cm" svg:height="0.569cm" svg:x="14.6cm" svg:y="11.334cm">
          <draw:text-box>
            <text:p><text:span text:style-name="T1">Gas</text:span></text:p>
          </draw:text-box>
        </draw:frame>
        <draw:frame draw:style-name="gr7" draw:text-style-name="P5" draw:layer="layout" svg:width="1.289cm" svg:height="0.887cm" svg:x="15.952cm" svg:y="11.201cm">
          <draw:text-box>
            <text:p text:style-name="P4"><text:span text:style-name="T1">PM</text:span></text:p>
            <text:p text:style-name="P4"><text:span text:style-name="T1">ug/m3</text:span></text:p>
          </draw:text-box>
        </draw:frame>
        <draw:frame draw:style-name="gr8" draw:text-style-name="P3" draw:layer="layout" svg:width="1.12cm" svg:height="0.569cm" svg:x="11.551cm" svg:y="13.35cm">
          <draw:text-box>
            <text:p><text:span text:style-name="T1">Time</text:span></text:p>
          </draw:text-box>
        </draw:frame>
        <draw:frame draw:style-name="gr9" draw:text-style-name="P3" draw:layer="layout" svg:width="0.959cm" svg:height="0.569cm" svg:x="13.151cm" svg:y="13.351cm">
          <draw:text-box>
            <text:p><text:span text:style-name="T1">Lux</text:span></text:p>
          </draw:text-box>
        </draw:frame>
        <draw:frame draw:style-name="gr10" draw:text-style-name="P3" draw:layer="layout" svg:width="1.319cm" svg:height="0.569cm" svg:x="14.452cm" svg:y="13.352cm">
          <draw:text-box>
            <text:p><text:span text:style-name="T1">Sound</text:span></text:p>
          </draw:text-box>
        </draw:frame>
        <draw:frame draw:style-name="gr11" draw:text-style-name="P3" draw:layer="layout" svg:width="1.209cm" svg:height="0.569cm" svg:x="9.5cm" svg:y="11.333cm">
          <draw:text-box>
            <text:p><text:span text:style-name="T1">Menu</text:span></text:p>
          </draw:text-box>
        </draw:frame>
        <draw:frame draw:style-name="gr12" draw:text-style-name="P3" draw:layer="layout" svg:width="1.213cm" svg:height="1.205cm" svg:x="9.501cm" svg:y="13.034cm">
          <draw:text-box>
            <text:p><text:span text:style-name="T1">Cycle</text:span></text:p>
            <text:p><text:span text:style-name="T1"/></text:p>
            <text:p><text:span text:style-name="T1">Next</text:span></text:p>
          </draw:text-box>
        </draw:frame>
        <draw:frame draw:style-name="gr13" draw:text-style-name="P3" draw:layer="layout" svg:width="1.086cm" svg:height="1.205cm" svg:x="9.502cm" svg:y="15.035cm">
          <draw:text-box>
            <text:p><text:span text:style-name="T1">Rec</text:span></text:p>
            <text:p><text:span text:style-name="T1"/></text:p>
            <text:p><text:span text:style-name="T1">Prev</text:span></text:p>
          </draw:text-box>
        </draw:frame>
        <draw:frame draw:style-name="gr13" draw:text-style-name="P3" draw:layer="layout" svg:width="1.086cm" svg:height="1.205cm" svg:x="13.803cm" svg:y="15.038cm">
          <draw:text-box>
            <text:p><text:span text:style-name="T1"/></text:p>
            <text:p><text:span text:style-name="T1">Shift</text:span></text:p>
          </draw:text-box>
        </draw:frame>
        <draw:frame draw:style-name="gr14" draw:text-style-name="P5" draw:layer="layout" svg:width="1.133cm" svg:height="0.887cm" svg:x="16.055cm" svg:y="13.206cm">
          <draw:text-box>
            <text:p text:style-name="P4"><text:span text:style-name="T1">PM</text:span></text:p>
            <text:p text:style-name="P4"><text:span text:style-name="T1">um/L</text:span></text:p>
          </draw:text-box>
        </draw:frame>
        <draw:frame draw:style-name="gr1" draw:text-style-name="P1" draw:layer="layout" svg:width="14.4cm" svg:height="6.397cm" svg:x="3.75cm" svg:y="19.201cm">
          <draw:image xlink:href="Pictures/20000018000027110000115DED3F2A8CBDD89584.svm" xlink:type="simple" xlink:show="embed" xlink:actuate="onLoad" loext:mime-type="image/x-svm">
            <text:p/>
          </draw:image>
          <draw:image xlink:href="Pictures/100002000000017B000000A924904FBF46AE7BF4.png" xlink:type="simple" xlink:show="embed" xlink:actuate="onLoad" loext:mime-type="image/png"/>
        </draw:frame>
        <draw:custom-shape draw:style-name="gr2" draw:text-style-name="P2" draw:layer="layout" svg:width="1cm" svg:height="1cm" svg:x="9.6cm" svg:y="19.8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6cm" svg:y="21.8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6cm" svg:y="23.8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.6cm" svg:y="19.8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.6cm" svg:y="21.8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1cm" svg:x="11.6cm" svg:y="23.8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1cm" svg:y="19.8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6cm" svg:y="19.8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.1cm" svg:y="19.8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1cm" svg:y="21.8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6cm" svg:y="21.8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6.1cm" svg:y="21.85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196cm" svg:height="0.569cm" svg:x="11.5cm" svg:y="20.032cm">
          <draw:text-box>
            <text:p><text:span text:style-name="T1">Temp</text:span></text:p>
          </draw:text-box>
        </draw:frame>
        <draw:frame draw:style-name="gr5" draw:text-style-name="P3" draw:layer="layout" svg:width="1.23cm" svg:height="1.205cm" svg:x="13cm" svg:y="19.733cm">
          <draw:text-box>
            <text:p><text:span text:style-name="T1">Temp</text:span></text:p>
            <text:p><text:span text:style-name="T1">Baro</text:span></text:p>
            <text:p><text:span text:style-name="T1">Hum</text:span></text:p>
          </draw:text-box>
        </draw:frame>
        <draw:frame draw:style-name="gr6" draw:text-style-name="P3" draw:layer="layout" svg:width="1.023cm" svg:height="0.569cm" svg:x="14.6cm" svg:y="20.034cm">
          <draw:text-box>
            <text:p><text:span text:style-name="T1">Gas</text:span></text:p>
          </draw:text-box>
        </draw:frame>
        <draw:frame draw:style-name="gr7" draw:text-style-name="P5" draw:layer="layout" svg:width="1.289cm" svg:height="0.887cm" svg:x="15.952cm" svg:y="19.901cm">
          <draw:text-box>
            <text:p text:style-name="P4"><text:span text:style-name="T1">PM</text:span></text:p>
            <text:p text:style-name="P4"><text:span text:style-name="T1">ug/m3</text:span></text:p>
          </draw:text-box>
        </draw:frame>
        <draw:frame draw:style-name="gr8" draw:text-style-name="P3" draw:layer="layout" svg:width="1.12cm" svg:height="0.569cm" svg:x="11.551cm" svg:y="22.05cm">
          <draw:text-box>
            <text:p><text:span text:style-name="T1">Time</text:span></text:p>
          </draw:text-box>
        </draw:frame>
        <draw:frame draw:style-name="gr9" draw:text-style-name="P3" draw:layer="layout" svg:width="0.959cm" svg:height="0.569cm" svg:x="13.151cm" svg:y="22.051cm">
          <draw:text-box>
            <text:p><text:span text:style-name="T1">Lux</text:span></text:p>
          </draw:text-box>
        </draw:frame>
        <draw:frame draw:style-name="gr10" draw:text-style-name="P3" draw:layer="layout" svg:width="1.319cm" svg:height="0.569cm" svg:x="14.452cm" svg:y="22.052cm">
          <draw:text-box>
            <text:p><text:span text:style-name="T1">Sound</text:span></text:p>
          </draw:text-box>
        </draw:frame>
        <draw:frame draw:style-name="gr11" draw:text-style-name="P3" draw:layer="layout" svg:width="1.209cm" svg:height="0.569cm" svg:x="9.5cm" svg:y="20.033cm">
          <draw:text-box>
            <text:p><text:span text:style-name="T1">Menu</text:span></text:p>
          </draw:text-box>
        </draw:frame>
        <draw:frame draw:style-name="gr12" draw:text-style-name="P3" draw:layer="layout" svg:width="1.213cm" svg:height="1.205cm" svg:x="9.501cm" svg:y="21.734cm">
          <draw:text-box>
            <text:p><text:span text:style-name="T1">Cycle</text:span></text:p>
            <text:p><text:span text:style-name="T1"/></text:p>
            <text:p><text:span text:style-name="T1">Next</text:span></text:p>
          </draw:text-box>
        </draw:frame>
        <draw:frame draw:style-name="gr13" draw:text-style-name="P3" draw:layer="layout" svg:width="1.086cm" svg:height="1.205cm" svg:x="9.502cm" svg:y="23.735cm">
          <draw:text-box>
            <text:p><text:span text:style-name="T1">Rec</text:span></text:p>
            <text:p><text:span text:style-name="T1"/></text:p>
            <text:p><text:span text:style-name="T1">Prev</text:span></text:p>
          </draw:text-box>
        </draw:frame>
        <draw:frame draw:style-name="gr13" draw:text-style-name="P3" draw:layer="layout" svg:width="1.086cm" svg:height="1.205cm" svg:x="13.803cm" svg:y="23.738cm">
          <draw:text-box>
            <text:p><text:span text:style-name="T1"/></text:p>
            <text:p><text:span text:style-name="T1">Shift</text:span></text:p>
          </draw:text-box>
        </draw:frame>
        <draw:frame draw:style-name="gr14" draw:text-style-name="P5" draw:layer="layout" svg:width="1.133cm" svg:height="0.887cm" svg:x="16.055cm" svg:y="21.906cm">
          <draw:text-box>
            <text:p text:style-name="P4"><text:span text:style-name="T1">PM</text:span></text:p>
            <text:p text:style-name="P4"><text:span text:style-name="T1">um/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utton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0-06-01T21:34:25.092502899</dc:date>
    <meta:editing-duration>PT1H31M34S</meta:editing-duration>
    <meta:editing-cycles>6</meta:editing-cycles>
    <meta:generator>LibreOffice/6.3.5.2$Linux_X86_64 LibreOffice_project/dd0751754f11728f69b42ee2af66670068624673</meta:generator>
    <meta:document-statistic meta:object-count="75"/>
  </office:meta>
</office:document-meta>
</file>